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表格1" style:family="table">
      <style:table-properties style:width="18.002cm" fo:margin-left="-1cm" fo:margin-top="0cm" fo:margin-bottom="0cm" table:align="left" style:writing-mode="lr-tb"/>
    </style:style>
    <style:style style:name="表格1.A" style:family="table-column">
      <style:table-column-properties style:column-width="3.75cm"/>
    </style:style>
    <style:style style:name="表格1.B" style:family="table-column">
      <style:table-column-properties style:column-width="5.943cm"/>
    </style:style>
    <style:style style:name="表格1.C" style:family="table-column">
      <style:table-column-properties style:column-width="2.559cm"/>
    </style:style>
    <style:style style:name="表格1.D" style:family="table-column">
      <style:table-column-properties style:column-width="5.749cm"/>
    </style:style>
    <style:style style:name="表格1.1" style:family="table-row">
      <style:table-row-properties style:min-row-height="0.882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表格1.B1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表格1.3" style:family="table-row">
      <style:table-row-properties fo:keep-together="auto"/>
    </style:style>
    <style:style style:name="表格1.A3" style:family="table-cell">
      <style:table-cell-properties style:vertical-align="middle" style:border-line-width-bottom="0.018cm 0.018cm 0.018cm" fo:padding-left="0.191cm" fo:padding-right="0.191cm" fo:padding-top="0cm" fo:padding-bottom="0cm" fo:border-left="1.5pt solid #000000" fo:border-right="0.5pt solid #000000" fo:border-top="0.5pt solid #000000" fo:border-bottom="1.5pt double #000000"/>
    </style:style>
    <style:style style:name="表格1.B3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0" fo:border-right="1.5pt solid #000000" fo:border-top="0.5pt solid #000000" fo:border-bottom="1.5pt double #000000"/>
    </style:style>
    <style:style style:name="表格1.4" style:family="table-row">
      <style:table-row-properties style:min-row-height="0.93cm" fo:keep-together="auto"/>
    </style:style>
    <style:style style:name="表格1.5" style:family="table-row">
      <style:table-row-properties style:min-row-height="0.979cm" fo:keep-together="auto"/>
    </style:style>
    <style:style style:name="表格1.A5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表格1.B5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表格1.6" style:family="table-row">
      <style:table-row-properties style:min-row-height="0.914cm" fo:keep-together="auto"/>
    </style:style>
    <style:style style:name="表格1.B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10" style:family="table-row">
      <style:table-row-properties fo:keep-together="auto"/>
    </style:style>
    <style:style style:name="表格1.A10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0.5pt solid #000000" fo:border-bottom="1.5pt solid #000000"/>
    </style:style>
    <style:style style:name="P1" style:family="paragraph" style:parent-style-name="Frame_20_contents">
      <style:paragraph-properties style:line-height-at-least="0cm" fo:text-align="end" style:justify-single-word="false"/>
    </style:style>
    <style:style style:name="P2" style:family="paragraph" style:parent-style-name="Frame_20_contents">
      <style:paragraph-properties fo:margin-left="0cm" fo:margin-right="0cm" fo:text-indent="0.706cm" style:auto-text-indent="false"/>
    </style:style>
    <style:style style:name="P3" style:family="paragraph" style:parent-style-name="List_20_Paragraph" style:list-style-name="WWNum1">
      <style:paragraph-properties fo:margin-left="0.63cm" fo:margin-right="0cm" fo:line-height="0.494cm" fo:text-indent="-0.63cm" style:auto-text-indent="false"/>
    </style:style>
    <style:style style:name="P4" style:family="paragraph" style:parent-style-name="List_20_Paragraph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style:line-height-at-least="0cm"/>
    </style:style>
    <style:style style:name="P6" style:family="paragraph" style:parent-style-name="Standard">
      <style:paragraph-properties style:line-height-at-least="0cm" fo:text-align="center" style:justify-single-word="false"/>
    </style:style>
    <style:style style:name="P7" style:family="paragraph" style:parent-style-name="Standard">
      <style:paragraph-properties fo:line-height="0.635cm" fo:text-align="justify" style:justify-single-word="false" fo:orphans="2" fo:widows="2"/>
    </style:style>
    <style:style style:name="P8" style:family="paragraph" style:parent-style-name="Standard">
      <style:paragraph-properties fo:line-height="0.635cm" fo:text-align="justify" style:justify-single-word="false" fo:orphans="2" fo:widows="2"/>
      <style:text-properties style:font-name="標楷體" fo:font-size="13pt" style:letter-kerning="false" style:font-name-asian="標楷體1" style:font-size-asian="13pt" style:font-name-complex="新細明體1" style:font-size-complex="13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margin-left="0.049cm" fo:margin-right="0cm" fo:line-height="0.635cm" fo:text-align="justify" style:justify-single-word="false" fo:orphans="2" fo:widows="2" fo:text-indent="0cm" style:auto-text-indent="false"/>
    </style:style>
    <style:style style:name="P11" style:family="paragraph" style:parent-style-name="Standard">
      <style:paragraph-properties fo:margin-left="0.049cm" fo:margin-right="0cm" fo:line-height="0.635cm" fo:text-align="justify" style:justify-single-word="false" fo:orphans="2" fo:widows="2" fo:text-indent="0cm" style:auto-text-indent="false"/>
      <style:text-properties style:font-name="標楷體" fo:font-size="13pt" style:font-name-asian="標楷體1" style:font-size-asian="13pt" style:font-size-complex="13pt"/>
    </style:style>
    <style:style style:name="P12" style:family="paragraph" style:parent-style-name="Standard" style:master-page-name="Standard">
      <style:paragraph-properties style:line-height-at-least="0cm" fo:text-align="center" style:justify-single-word="false" style:page-number="auto"/>
      <style:text-properties fo:font-size="18pt" fo:font-weight="bold" style:font-name-asian="標楷體1" style:font-size-asian="18pt" style:font-weight-asian="bold" style:font-size-complex="18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Times New Roman" fo:font-size="10pt" style:font-name-asian="標楷體1" style:font-size-asian="10pt" style:font-name-complex="Times New Roman1" style:font-size-complex="10pt"/>
    </style:style>
    <style:style style:name="T2" style:family="text">
      <style:text-properties style:font-name="Times New Roman" style:letter-kerning="false" style:font-name-asian="標楷體1" style:font-name-complex="Times New Roman1" style:font-size-complex="12pt"/>
    </style:style>
    <style:style style:name="T3" style:family="text">
      <style:text-properties style:font-name="Times New Roman" style:font-name-asian="標楷體1" style:font-size-complex="12pt"/>
    </style:style>
    <style:style style:name="T4" style:family="text">
      <style:text-properties style:font-name="標楷體" style:letter-kerning="false" style:font-name-asian="標楷體1" style:font-name-complex="新細明體1" style:font-size-complex="12pt"/>
    </style:style>
    <style:style style:name="T5" style:family="text">
      <style:text-properties style:font-name="標楷體" style:letter-kerning="false" style:font-name-asian="標楷體1" style:font-name-complex="新細明體1" style:font-size-complex="16pt"/>
    </style:style>
    <style:style style:name="T6" style:family="text">
      <style:text-properties style:font-name="標楷體" fo:font-size="14pt" style:letter-kerning="false" style:font-name-asian="標楷體1" style:font-size-asian="14pt" style:font-name-complex="新細明體1" style:font-size-complex="13pt"/>
    </style:style>
    <style:style style:name="T7" style:family="text">
      <style:text-properties style:font-name="標楷體" fo:font-size="14pt" style:letter-kerning="false" style:font-name-asian="標楷體1" style:font-size-asian="14pt" style:font-name-complex="新細明體1" style:font-size-complex="14pt"/>
    </style:style>
    <style:style style:name="T8" style:family="text">
      <style:text-properties style:font-name="標楷體" fo:font-size="14pt" fo:font-weight="bold" style:letter-kerning="false" style:font-name-asian="標楷體1" style:font-size-asian="14pt" style:font-weight-asian="bold" style:font-name-complex="新細明體1" style:font-size-complex="13pt"/>
    </style:style>
    <style:style style:name="T9" style:family="text">
      <style:text-properties style:font-name="標楷體" fo:font-size="14pt" style:text-underline-style="solid" style:text-underline-width="auto" style:text-underline-color="font-color" style:letter-kerning="false" style:font-name-asian="標楷體1" style:font-size-asian="14pt" style:font-name-complex="新細明體1" style:font-size-complex="14pt"/>
    </style:style>
    <style:style style:name="T10" style:family="text">
      <style:text-properties style:font-name="標楷體" style:text-underline-style="solid" style:text-underline-width="auto" style:text-underline-color="font-color" style:letter-kerning="false" style:font-name-asian="標楷體1" style:font-name-complex="新細明體1" style:font-size-complex="12pt"/>
    </style:style>
    <style:style style:name="T11" style:family="text">
      <style:text-properties style:font-name="標楷體" fo:font-size="13pt" style:letter-kerning="false" style:font-name-asian="標楷體1" style:font-size-asian="13pt" style:font-name-complex="新細明體1" style:font-size-complex="13pt"/>
    </style:style>
    <style:style style:name="T12" style:family="text">
      <style:text-properties style:font-name="標楷體" fo:font-size="13pt" style:font-name-asian="標楷體1" style:font-size-asian="13pt" style:font-size-complex="13pt"/>
    </style:style>
    <style:style style:name="T13" style:family="text">
      <style:text-properties style:font-name="標楷體" fo:font-size="16pt" style:letter-kerning="false" style:font-name-asian="標楷體1" style:font-size-asian="16pt" style:font-name-complex="新細明體1" style:font-size-complex="16pt"/>
    </style:style>
    <style:style style:name="T14" style:family="text">
      <style:text-properties style:font-name="標楷體" fo:font-size="10pt" style:letter-kerning="false" style:font-name-asian="標楷體1" style:font-size-asian="10pt" style:font-name-complex="新細明體1" style:font-size-complex="13pt"/>
    </style:style>
    <style:style style:name="T15" style:family="text">
      <style:text-properties style:font-name="標楷體" style:font-name-asian="標楷體1" style:font-size-complex="12pt"/>
    </style:style>
    <style:style style:name="T16" style:family="text">
      <style:text-properties fo:font-size="18pt" fo:font-weight="bold" style:font-name-asian="標楷體1" style:font-size-asian="18pt" style:font-weight-asian="bold" style:font-size-complex="18pt"/>
    </style:style>
    <style:style style:name="T17" style:family="text">
      <style:text-properties style:font-name="Book Antiqua" fo:font-size="18pt" fo:font-weight="bold" style:font-name-asian="標楷體1" style:font-size-asian="18pt" style:font-weight-asian="bold" style:font-size-complex="18pt"/>
    </style:style>
    <style:style style:name="T18" style:family="text">
      <style:text-properties style:font-name="新細明體" style:letter-kerning="false" style:font-name-asian="新細明體1" style:font-name-complex="新細明體1" style:font-size-complex="16pt"/>
    </style:style>
    <style:style style:name="T19" style:family="text">
      <style:text-properties style:font-name="新細明體" style:font-name-asian="新細明體1" style:font-size-complex="12pt"/>
    </style:style>
    <style:style style:name="gr1" style:family="graphic" style:parent-style-name="Frame">
      <style:graphic-properties draw:stroke="dash" draw:stroke-dash="Dashed_20__28_var_29__20_4" svg:stroke-width="0.026cm" svg:stroke-color="#000000" draw:stroke-linejoin="miter" draw:fill="none" draw:textarea-vertical-align="top" draw:auto-grow-height="false" fo:min-height="0.542cm" fo:min-width="16.03cm" fo:padding-top="0.127cm" fo:padding-bottom="0.127cm" fo:padding-left="0.254cm" fo:padding-right="0.254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.909cm" fo:min-width="10.289cm" fo:padding-top="0.127cm" fo:padding-bottom="0.127cm" fo:padding-left="0.254cm" fo:padding-right="0.254cm" fo:wrap-option="wrap" fo:margin-left="0cm" fo:margin-right="0cm" fo:margin-top="0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paragraph" draw:z-index="0" draw:name="文字方塊 1" draw:style-name="gr2" draw:text-style-name="P13" svg:width="10.796cm" svg:height="2.162cm" svg:x="5.761cm" svg:y="-1.058cm"><text:p text:style-name="P1"><text:span text:style-name="T1">國立臺灣大學研發處版權所有 Copyrights© All rights reserved</text:span></text:p><text:p text:style-name="P1"><text:span text:style-name="T1">2015年5月7日國立臺灣大學研究倫理中心修正通過</text:span></text:p><text:p text:style-name="P1"><text:span text:style-name="T1">2020年12月31日更新中心e-mail</text:span></text:p><text:p text:style-name="P1"><text:span text:style-name="T1">2021年7月29日更新中心地址</text:span></text:p><text:p text:style-name="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文字方塊 3" draw:style-name="gr1" draw:text-style-name="P13" svg:width="16.537cm" svg:height="0.795cm" svg:x="-0.067cm" svg:y="-1.776cm"><text:p text:style-name="Frame_20_contents"><text:span text:style-name="T4">本案</text:span><text:span text:style-name="T2">REC</text:span><text:span text:style-name="T4">計畫編號________________________________(本項由研究倫理中心填寫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text:span text:style-name="T16">國立臺灣大學行為與社會科學研究倫理委員會</text:span></text:p>
      <text:p text:style-name="P6"><text:span text:style-name="T16">研究倫理審查費繳款資料表</text:span></text:p>
      <text:p text:style-name="P5"><text:span text:style-name="T6">※繳款注意事項：</text:span></text:p>
      <text:list xml:id="list1884557263" text:style-name="WWNum1">
        <text:list-item>
          <text:p text:style-name="P3"><text:span text:style-name="T4">申請國立臺灣大學行為與社會科學研究倫理委員會研究倫理審查，應依《國立臺灣大學行為與社會科學研究倫理委員會審查服務收費標準》繳納審查費用。</text:span></text:p>
        </text:list-item>
        <text:list-item>
          <text:p text:style-name="P3"><text:span text:style-name="T10">審查申請人應妥善填寫以下繳款資料。臺大研究倫理中心（下稱本中心）將依本表資料製作繳費單、繳費收據，並依資料對帳。若因審查申請人填寫錯誤而致對帳失敗，或致審查申請人無法報銷款項，審查申請人需自行負責。</text:span></text:p>
        </text:list-item>
        <text:list-item>
          <text:p text:style-name="P3"><text:span text:style-name="T4">本中心蒐集您個人資料之目的係為執行審查收費作業，並將遵守個人資料保護法相關規定，僅在必要範圍內蒐集、處理與利用，且盡資料保護義務。</text:span></text:p>
        </text:list-item>
        <text:list-item>
          <text:p text:style-name="P3"><text:span text:style-name="T4">本中心將於本案審查完成後通知計畫主持人審查結果，並開立「繳費單」。計畫主持人應於繳費期限內繳納，並妥善填寫「繳費證明回</text:span><text:span text:style-name="T2">傳單」，將銀行匯款單、ATM轉帳收據，或便利超商繳款證明回傳予本中心。</text:span></text:p>
        </text:list-item>
        <text:list-item>
          <text:p text:style-name="P3"><text:span text:style-name="T2">本中心將於收到本案繳費證明回傳單後，寄發研究倫理審查核可證明及收據予計畫主持人。</text:span></text:p>
        </text:list-item>
      </text:list>
      <text:p text:style-name="Standard"><text:span text:style-name="T8">審查費繳款資料：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7"><text:span text:style-name="T11">案件名稱</text:span></text:p>
          </table:table-cell>
          <table:table-cell table:style-name="表格1.B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7"><text:span text:style-name="T11">計畫主持人姓名</text:span></text:p>
          </table:table-cell>
          <table:table-cell table:style-name="表格1.B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.3">
          <table:table-cell table:style-name="表格1.A3" office:value-type="string">
            <text:p text:style-name="P7"><text:span text:style-name="T11">計畫主持人</text:span></text:p>
            <text:p text:style-name="P7"><text:span text:style-name="T11">身分證字號</text:span></text:p>
          </table:table-cell>
          <table:table-cell table:style-name="表格1.B3" table:number-columns-spanned="3" office:value-type="string">
            <text:p text:style-name="P7"><text:span text:style-name="T13">□□□□□□□□□□</text:span></text:p>
            <text:p text:style-name="P7"><text:span text:style-name="T14">(外籍人士請填居留證號碼或護照號碼)</text:span></text:p>
          </table:table-cell>
          <table:covered-table-cell/>
          <table:covered-table-cell/>
        </table:table-row>
        <table:table-row table:style-name="表格1.4">
          <table:table-cell table:style-name="表格1.A3" office:value-type="string">
            <text:p text:style-name="P7"><text:span text:style-name="T11">需否開立收據</text:span></text:p>
          </table:table-cell>
          <table:table-cell table:style-name="表格1.B3" table:number-columns-spanned="3" office:value-type="string">
            <text:p text:style-name="P7"><text:span text:style-name="T13">□不索取收據 <text:s/>□需開立</text:span><text:span text:style-name="T5">（務必正確填寫以下資料）</text:span></text:p>
          </table:table-cell>
          <table:covered-table-cell/>
          <table:covered-table-cell/>
        </table:table-row>
        <table:table-row table:style-name="表格1.5">
          <table:table-cell table:style-name="表格1.A5" office:value-type="string">
            <text:p text:style-name="P7"><text:span text:style-name="T11">收據時間</text:span></text:p>
          </table:table-cell>
          <table:table-cell table:style-name="表格1.B5" table:number-columns-spanned="3" office:value-type="string">
            <text:p text:style-name="P7"><text:span text:style-name="T13">□不指定</text:span><text:span text:style-name="T5">（為開立當日）</text:span></text:p>
            <text:p text:style-name="P7"><text:span text:style-name="T13">□指定：___年___月</text:span><text:span text:style-name="T5">（僅可指定款項對帳完成後之月份</text:span><text:span text:style-name="T18">，</text:span><text:span text:style-name="T5">無法回溯）</text:span></text:p>
          </table:table-cell>
          <table:covered-table-cell/>
          <table:covered-table-cell/>
        </table:table-row>
        <table:table-row table:style-name="表格1.6">
          <table:table-cell table:style-name="表格1.A5" office:value-type="string">
            <text:p text:style-name="P7"><text:span text:style-name="T11">收據抬頭</text:span></text:p>
          </table:table-cell>
          <table:table-cell table:style-name="表格1.B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.6">
          <table:table-cell table:style-name="表格1.A5" office:value-type="string">
            <text:p text:style-name="P7"><text:span text:style-name="T11">收件人姓名</text:span></text:p>
          </table:table-cell>
          <table:table-cell table:style-name="表格1.B7" office:value-type="string">
            <text:p text:style-name="P8"/>
          </table:table-cell>
          <table:table-cell table:style-name="表格1.B7" office:value-type="string">
            <text:p text:style-name="P7"><text:span text:style-name="T11">聯絡電話</text:span></text:p>
          </table:table-cell>
          <table:table-cell table:style-name="表格1.B5" office:value-type="string">
            <text:p text:style-name="P8"/>
          </table:table-cell>
        </table:table-row>
        <table:table-row table:style-name="表格1.6">
          <table:table-cell table:style-name="表格1.A5" office:value-type="string">
            <text:p text:style-name="P7"><text:span text:style-name="T11">收件人單位</text:span></text:p>
          </table:table-cell>
          <table:table-cell table:style-name="表格1.B7" office:value-type="string">
            <text:p text:style-name="P8"/>
          </table:table-cell>
          <table:table-cell table:style-name="表格1.B7" office:value-type="string">
            <text:p text:style-name="P7"><text:span text:style-name="T11">郵遞區號</text:span></text:p>
          </table:table-cell>
          <table:table-cell table:style-name="表格1.B5" office:value-type="string">
            <text:p text:style-name="P8"/>
          </table:table-cell>
        </table:table-row>
        <table:table-row table:style-name="表格1.5">
          <table:table-cell table:style-name="表格1.A3" office:value-type="string">
            <text:p text:style-name="P7"><text:span text:style-name="T11">郵寄地址</text:span></text:p>
          </table:table-cell>
          <table:table-cell table:style-name="表格1.B3" table:number-columns-spanned="3" office:value-type="string">
            <text:p text:style-name="P7"><text:span text:style-name="T2">□臺大校內公文傳送</text:span></text:p>
            <text:p text:style-name="P7"><text:span text:style-name="T2">□校外郵寄地址：</text:span></text:p>
          </table:table-cell>
          <table:covered-table-cell/>
          <table:covered-table-cell/>
        </table:table-row>
        <table:table-row table:style-name="表格1.10">
          <table:table-cell table:style-name="表格1.A10" table:number-columns-spanned="4" office:value-type="string">
            <text:p text:style-name="P10"><text:span text:style-name="T12">備註：</text:span></text:p>
            <text:p text:style-name="P11"/>
          </table:table-cell>
          <table:covered-table-cell/>
          <table:covered-table-cell/>
          <table:covered-table-cell/>
        </table:table-row>
      </table:table>
      <text:p text:style-name="P9"><text:span text:style-name="T7"><text:s text:c="11"/>計畫主持人確認簽章：______________________</text:span></text:p>
      <text:p text:style-name="P4"><text:span text:style-name="T15">國立臺灣大學研究發展處行為與社會科學研究倫理中心</text:span><text:span text:style-name="T3">The Research Ethics Office of National Taiwan University</text:span></text:p>
      <text:p text:style-name="Standard"><text:span text:style-name="T3">10087 臺北市中正區思源街18號臺大水源校區卓越研究大樓R712室    </text:span></text:p>
      <text:p text:style-name="Standard"><text:span text:style-name="T3">電話：02-33669956</text:span><text:span text:style-name="T19">、</text:span><text:span text:style-name="T3">33669980   傳真：02-23629082   E-mail:   ordre@ntu.edu.tw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1" svg:font-family="標楷體" style:font-family-generic="system" style:font-pitch="variable"/>
  </office:font-face-decls>
  <office:styles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1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新細明體1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Cambria" fo:font-family="Cambria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Label_20_1" style:display-name="ListLabel 1" style:family="text">
      <style:text-properties style:font-name="標楷體" fo:font-family="標楷體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use-window-font-color="true" fo:language="en" fo:country="US" style:font-name-asian="標楷體1" style:font-family-asian="標楷體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2.348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94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7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639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4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179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8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51cm" fo:margin-left="2.501cm" fo:margin-right="2.501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T</meta:initial-creator>
    <dc:creator>user</dc:creator>
    <meta:editing-cycles>15</meta:editing-cycles>
    <meta:creation-date>2014-03-19T03:17:00</meta:creation-date>
    <dc:date>2021-08-03T04:28:00</dc:date>
    <meta:editing-duration>PT34M</meta:editing-duration>
    <meta:generator>LibreOffice/6.3.6.2$Windows_X86_64 LibreOffice_project/2196df99b074d8a661f4036fca8fa0cbfa33a497</meta:generator>
    <meta:document-statistic meta:table-count="1" meta:image-count="0" meta:object-count="0" meta:page-count="1" meta:paragraph-count="38" meta:word-count="738" meta:character-count="989" meta:non-whitespace-character-count="9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